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Times New Roman" fo:font-size="22pt" fo:letter-spacing="normal" fo:language="en" fo:country="US" fo:font-style="normal" style:text-underline-style="solid" style:text-underline-width="auto" style:text-underline-color="font-color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" fo:font-size="22pt" fo:letter-spacing="normal" fo:language="en" fo:country="US" fo:font-style="normal" style:text-underline-style="solid" style:text-underline-width="auto" style:text-underline-color="font-color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Times New Roman" fo:font-size="22pt" fo:letter-spacing="normal" fo:language="en" fo:country="US" fo:font-style="norma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style:font-name="Times New Roman" fo:font-size="12pt" fo:language="en" fo:country="US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/>
    </style:style>
    <style:style style:name="T4" style:family="text">
      <style:text-properties style:text-position="33% 80%" style:font-name="Times New Roman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lam Moussa</text:p>
      <text:p text:style-name="P8">CS316</text:p>
      <text:p text:style-name="P8">Lecturer: Dr. <text:span text:style-name="T1">Keitaro Yukawa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PROJECT 1</text:p>
      <text:p text:style-name="P1"/>
      <text:p text:style-name="P3">Finite Automaton to Recognize Toke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Question:</text:p>
      <text:p text:style-name="P9">Draw a <text:span text:style-name="T2">state transition diagram</text:span> of a <text:span text:style-name="T2">DFA</text:span> to accept the below 22 token categories. The <text:span text:style-name="T2">DFA</text:span> should have 22 final states corresponding to the 22 token categories. Note that "||", "&amp;&amp;", "&lt;=", "&gt;=", "==", and "!=" consist of two characters and require two transitions. Make sure that your automaton is deterministic: at most one transition for each (state, input char) pair </text:p>
      <text:p text:style-name="P7">and no transition on the empty string ε.</text:p>
      <text:p text:style-name="P7"/>
      <text:p text:style-name="P5"><text:span text:style-name="T3">Consider the following BNF defining 22 token categories &lt;int&gt; through &lt;comma&gt;:<text:line-break/>&lt;letter&gt; → a | b | ... | z | A | B | ... | Z<text:line-break/>&lt;digit&gt; → 0 | 1 | ... | 9<text:line-break/>&lt;int&gt; → {&lt;digit&gt;}</text:span><text:span text:style-name="T4">+</text:span><text:span text:style-name="T3"><text:line-break/>&lt;id&gt; → &lt;letter&gt; { &lt;letter&gt; | &lt;digit&gt; }<text:line-break/>&lt;float&gt; → {&lt;digit&gt;}</text:span><text:span text:style-name="T4">+</text:span><text:span text:style-name="T3">"." {&lt;digit&gt;} | "." {&lt;digit&gt;}</text:span><text:span text:style-name="T4">+</text:span><text:span text:style-name="T3"><text:line-break/>&lt;floatE&gt; → &lt;float&gt; (E|e) [+|−] {&lt;digit&gt;}</text:span><text:span text:style-name="T4">+</text:span><text:span text:style-name="T3"><text:line-break/>&lt;add&gt; → +<text:line-break/>&lt;sub&gt; → −<text:line-break/>&lt;mul&gt; → *<text:line-break/>&lt;div&gt; → /<text:line-break/>&lt;or&gt; → "||"<text:line-break/>&lt;and&gt; → "&amp;&amp;"<text:line-break/>&lt;inv&gt; → !<text:line-break/>&lt;lt&gt; → "&lt;"<text:line-break/>&lt;le&gt; → "&lt;="<text:line-break/>&lt;gt&gt; → "&gt;"<text:line-break/>&lt;ge&gt; → "&gt;="<text:line-break/>&lt;eq&gt; → "=="<text:line-break/>&lt;neq&gt; → "!="<text:line-break/>&lt;LParen&gt; → "("<text:line-break/>&lt;RParen&gt; → ")"<text:line-break/>&lt;LBrace&gt; → "{"<text:line-break/>&lt;RBrace&gt; → "}"<text:line-break/>&lt;comma&gt; → ","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57M41S</meta:editing-duration>
    <meta:editing-cycles>7</meta:editing-cycles>
    <meta:generator>OpenOffice.org/3.1$Win32 OpenOffice.org_project/310m19$Build-9420</meta:generator>
    <dc:date>2009-10-13T18:22:20.65</dc:date>
    <dc:creator>Islam Moussa</dc:creator>
    <meta:document-statistic meta:table-count="0" meta:image-count="0" meta:object-count="0" meta:page-count="2" meta:paragraph-count="9" meta:word-count="200" meta:character-count="1029"/>
    <meta:user-defined meta:name="Info 1"/>
    <meta:user-defined meta:name="Info 2"/>
    <meta:user-defined meta:name="Info 3"/>
    <meta:user-defined meta:name="Info 4"/>
  </office:meta>
</office:document-meta>
</file>